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fc10" officeooo:paragraph-rsid="001efc10"/>
    </style:style>
    <style:style style:name="P2" style:family="paragraph" style:parent-style-name="Preformatted_20_Text">
      <style:text-properties officeooo:rsid="001efc10" officeooo:paragraph-rsid="008de584"/>
    </style:style>
    <style:style style:name="P3" style:family="paragraph" style:parent-style-name="Preformatted_20_Text">
      <style:text-properties officeooo:rsid="002029d4" officeooo:paragraph-rsid="0020d233"/>
    </style:style>
    <style:style style:name="P4" style:family="paragraph" style:parent-style-name="Preformatted_20_Text">
      <style:text-properties officeooo:rsid="002029d4" officeooo:paragraph-rsid="008de584"/>
    </style:style>
    <style:style style:name="P5" style:family="paragraph" style:parent-style-name="Preformatted_20_Text">
      <style:text-properties officeooo:paragraph-rsid="0025b9e6"/>
    </style:style>
    <style:style style:name="P6" style:family="paragraph" style:parent-style-name="Preformatted_20_Text">
      <style:text-properties fo:color="#0000ff" style:text-line-through-style="none" style:text-line-through-type="none" style:text-underline-style="solid" style:text-underline-width="auto" style:text-underline-color="font-color" fo:font-weight="bold" officeooo:rsid="002029d4" officeooo:paragraph-rsid="0031fbb6" style:font-weight-asian="bold" style:font-weight-complex="bold"/>
    </style:style>
    <style:style style:name="P7" style:family="paragraph" style:parent-style-name="Preformatted_20_Text">
      <style:text-properties fo:color="#0000ff" style:text-line-through-style="none" style:text-line-through-type="none" style:text-underline-style="solid" style:text-underline-width="auto" style:text-underline-color="font-color" fo:font-weight="bold" officeooo:rsid="002029d4" officeooo:paragraph-rsid="002d8d51" style:font-weight-asian="bold" style:font-weight-complex="bold"/>
    </style:style>
    <style:style style:name="P8" style:family="paragraph" style:parent-style-name="Preformatted_20_Text">
      <style:text-properties officeooo:rsid="0025b9e6" officeooo:paragraph-rsid="00460ee9"/>
    </style:style>
    <style:style style:name="P9" style:family="paragraph" style:parent-style-name="Preformatted_20_Text">
      <style:text-properties officeooo:rsid="0025b9e6" officeooo:paragraph-rsid="005b150c"/>
    </style:style>
    <style:style style:name="P10" style:family="paragraph" style:parent-style-name="Preformatted_20_Text">
      <style:text-properties officeooo:rsid="0025b9e6" officeooo:paragraph-rsid="005db7e6"/>
    </style:style>
    <style:style style:name="P11" style:family="paragraph" style:parent-style-name="Preformatted_20_Text">
      <style:text-properties officeooo:rsid="0025b9e6" officeooo:paragraph-rsid="006a578f"/>
    </style:style>
    <style:style style:name="P12" style:family="paragraph" style:parent-style-name="Preformatted_20_Text">
      <style:text-properties officeooo:rsid="0025b9e6" officeooo:paragraph-rsid="00749512"/>
    </style:style>
    <style:style style:name="P13" style:family="paragraph" style:parent-style-name="Preformatted_20_Text">
      <style:text-properties officeooo:rsid="0025b9e6" officeooo:paragraph-rsid="00ee3d46"/>
    </style:style>
    <style:style style:name="P14" style:family="paragraph" style:parent-style-name="Preformatted_20_Text">
      <style:text-properties officeooo:rsid="003e7fd2" officeooo:paragraph-rsid="003e7fd2"/>
    </style:style>
    <style:style style:name="P15" style:family="paragraph" style:parent-style-name="Preformatted_20_Text">
      <style:text-properties officeooo:rsid="003e7fd2" officeooo:paragraph-rsid="003f84ef"/>
    </style:style>
    <style:style style:name="P16" style:family="paragraph" style:parent-style-name="Preformatted_20_Text">
      <style:text-properties officeooo:rsid="003e7fd2" officeooo:paragraph-rsid="00903e97"/>
    </style:style>
    <style:style style:name="P17" style:family="paragraph" style:parent-style-name="Preformatted_20_Text">
      <style:text-properties officeooo:rsid="003e7fd2" officeooo:paragraph-rsid="00f4f5de"/>
    </style:style>
    <style:style style:name="P18" style:family="paragraph" style:parent-style-name="Preformatted_20_Text">
      <style:text-properties officeooo:rsid="004217c7" officeooo:paragraph-rsid="004217c7"/>
    </style:style>
    <style:style style:name="P19" style:family="paragraph" style:parent-style-name="Preformatted_20_Text">
      <style:text-properties officeooo:rsid="0048059d" officeooo:paragraph-rsid="0048059d"/>
    </style:style>
    <style:style style:name="P20" style:family="paragraph" style:parent-style-name="Preformatted_20_Text">
      <style:text-properties officeooo:rsid="004fbc2c" officeooo:paragraph-rsid="0058d249"/>
    </style:style>
    <style:style style:name="P21" style:family="paragraph" style:parent-style-name="Preformatted_20_Text">
      <style:text-properties officeooo:rsid="004fbc2c" officeooo:paragraph-rsid="005a528a"/>
    </style:style>
    <style:style style:name="P22" style:family="paragraph" style:parent-style-name="Preformatted_20_Text">
      <style:text-properties officeooo:rsid="004fbc2c" officeooo:paragraph-rsid="00629ea0"/>
    </style:style>
    <style:style style:name="P23" style:family="paragraph" style:parent-style-name="Preformatted_20_Text">
      <style:text-properties officeooo:rsid="004fbc2c" officeooo:paragraph-rsid="006b4348"/>
    </style:style>
    <style:style style:name="P24" style:family="paragraph" style:parent-style-name="Preformatted_20_Text">
      <style:text-properties officeooo:rsid="004fbc2c" officeooo:paragraph-rsid="008de584"/>
    </style:style>
    <style:style style:name="P25" style:family="paragraph" style:parent-style-name="Preformatted_20_Text">
      <style:text-properties officeooo:paragraph-rsid="005e55ae"/>
    </style:style>
    <style:style style:name="P26" style:family="paragraph" style:parent-style-name="Preformatted_20_Text">
      <style:text-properties officeooo:rsid="0075db1a" officeooo:paragraph-rsid="00764c5f"/>
    </style:style>
    <style:style style:name="P27" style:family="paragraph" style:parent-style-name="Preformatted_20_Text">
      <style:text-properties officeooo:rsid="0075db1a" officeooo:paragraph-rsid="00ad9728"/>
    </style:style>
    <style:style style:name="P28" style:family="paragraph" style:parent-style-name="Preformatted_20_Text">
      <style:text-properties officeooo:rsid="0075db1a" officeooo:paragraph-rsid="00af6a6f"/>
    </style:style>
    <style:style style:name="P29" style:family="paragraph" style:parent-style-name="Preformatted_20_Text">
      <style:text-properties officeooo:rsid="0075db1a" officeooo:paragraph-rsid="0075db1a"/>
    </style:style>
    <style:style style:name="P30" style:family="paragraph" style:parent-style-name="Preformatted_20_Text">
      <style:text-properties officeooo:rsid="007e9351" officeooo:paragraph-rsid="007e9351"/>
    </style:style>
    <style:style style:name="P31" style:family="paragraph" style:parent-style-name="Preformatted_20_Text">
      <style:text-properties officeooo:rsid="007e9351" officeooo:paragraph-rsid="009bc587"/>
    </style:style>
    <style:style style:name="P32" style:family="paragraph" style:parent-style-name="Preformatted_20_Text">
      <style:text-properties style:text-underline-style="none" officeooo:rsid="007de1af" officeooo:paragraph-rsid="008c4a8f"/>
    </style:style>
    <style:style style:name="P33" style:family="paragraph" style:parent-style-name="Preformatted_20_Text">
      <style:text-properties style:text-underline-style="none" officeooo:rsid="007de1af" officeooo:paragraph-rsid="00baced4"/>
    </style:style>
    <style:style style:name="P34" style:family="paragraph" style:parent-style-name="Preformatted_20_Text">
      <style:text-properties style:text-underline-style="none" officeooo:rsid="007de1af" officeooo:paragraph-rsid="00d5c9ab"/>
    </style:style>
    <style:style style:name="P35" style:family="paragraph" style:parent-style-name="Preformatted_20_Text">
      <style:text-properties style:text-underline-style="none" officeooo:rsid="007de1af" officeooo:paragraph-rsid="00e76d18"/>
    </style:style>
    <style:style style:name="P36" style:family="paragraph" style:parent-style-name="Preformatted_20_Text">
      <style:text-properties style:text-underline-style="none" officeooo:rsid="007de1af" officeooo:paragraph-rsid="00e808ee"/>
    </style:style>
    <style:style style:name="P37" style:family="paragraph" style:parent-style-name="Preformatted_20_Text">
      <style:text-properties style:text-underline-style="none" fo:font-weight="bold" officeooo:rsid="00d5c9ab" officeooo:paragraph-rsid="00d5c9ab" style:font-weight-asian="bold" style:font-weight-complex="bold"/>
    </style:style>
    <style:style style:name="P38" style:family="paragraph" style:parent-style-name="Preformatted_20_Text">
      <style:text-properties style:text-underline-style="none" officeooo:rsid="00ed9d27" officeooo:paragraph-rsid="00ed9d27"/>
    </style:style>
    <style:style style:name="P39" style:family="paragraph" style:parent-style-name="Preformatted_20_Text">
      <style:text-properties style:text-underline-style="none" officeooo:rsid="00ed9d27" officeooo:paragraph-rsid="00ee3d46"/>
    </style:style>
    <style:style style:name="P40" style:family="paragraph" style:parent-style-name="Preformatted_20_Text">
      <style:text-properties style:text-underline-style="none" officeooo:rsid="00ee3d46" officeooo:paragraph-rsid="00ee3d46"/>
    </style:style>
    <style:style style:name="P41" style:family="paragraph" style:parent-style-name="Preformatted_20_Text">
      <style:text-properties fo:color="#cc3300" style:text-underline-style="solid" style:text-underline-width="auto" style:text-underline-color="font-color" fo:font-weight="bold" officeooo:rsid="007de1af" officeooo:paragraph-rsid="008c4a8f" style:font-weight-asian="bold" style:font-weight-complex="bold"/>
    </style:style>
    <style:style style:name="P42" style:family="paragraph" style:parent-style-name="Preformatted_20_Text">
      <style:text-properties fo:color="#cc3300" style:text-underline-style="solid" style:text-underline-width="auto" style:text-underline-color="font-color" fo:font-weight="bold" officeooo:rsid="007de1af" officeooo:paragraph-rsid="00967f0f" style:font-weight-asian="bold" style:font-weight-complex="bold"/>
    </style:style>
    <style:style style:name="P43" style:family="paragraph" style:parent-style-name="Preformatted_20_Text">
      <style:text-properties fo:color="#cc3300" style:text-underline-style="solid" style:text-underline-width="auto" style:text-underline-color="font-color" fo:font-weight="bold" officeooo:rsid="00796522" officeooo:paragraph-rsid="008c4a8f" style:font-weight-asian="bold" style:font-weight-complex="bold"/>
    </style:style>
    <style:style style:name="P44" style:family="paragraph" style:parent-style-name="Preformatted_20_Text">
      <style:text-properties fo:color="#cc3300" fo:font-style="italic" style:text-underline-style="solid" style:text-underline-width="auto" style:text-underline-color="font-color" fo:font-weight="bold" officeooo:rsid="007de1af" officeooo:paragraph-rsid="008c4a8f" style:font-style-asian="italic" style:font-weight-asian="bold" style:font-style-complex="italic" style:font-weight-complex="bold"/>
    </style:style>
    <style:style style:name="P45" style:family="paragraph" style:parent-style-name="Preformatted_20_Text">
      <style:text-properties fo:color="#cc3300" fo:font-style="italic" style:text-underline-style="solid" style:text-underline-width="auto" style:text-underline-color="font-color" fo:font-weight="bold" officeooo:rsid="007de1af" officeooo:paragraph-rsid="00967f0f" style:font-style-asian="italic" style:font-weight-asian="bold" style:font-style-complex="italic" style:font-weight-complex="bold"/>
    </style:style>
    <style:style style:name="P46" style:family="paragraph" style:parent-style-name="Preformatted_20_Text">
      <style:text-properties officeooo:paragraph-rsid="001efc10"/>
    </style:style>
    <style:style style:name="P47" style:family="paragraph" style:parent-style-name="Preformatted_20_Text">
      <style:text-properties fo:color="#000000" fo:font-weight="normal" officeooo:rsid="0033a224" officeooo:paragraph-rsid="008de584" style:font-weight-asian="normal" style:font-weight-complex="normal"/>
    </style:style>
    <style:style style:name="P48" style:family="paragraph" style:parent-style-name="Preformatted_20_Text">
      <style:text-properties fo:color="#000000" fo:font-style="normal" fo:font-weight="bold" officeooo:rsid="0075db1a" officeooo:paragraph-rsid="00ebecdd" style:font-style-asian="normal" style:font-weight-asian="bold" style:font-style-complex="normal" style:font-weight-complex="bold"/>
    </style:style>
    <style:style style:name="P49" style:family="paragraph" style:parent-style-name="Preformatted_20_Text">
      <style:text-properties officeooo:paragraph-rsid="008de584"/>
    </style:style>
    <style:style style:name="P50" style:family="paragraph" style:parent-style-name="Preformatted_20_Text">
      <style:text-properties fo:font-weight="bold" officeooo:rsid="001efc10" officeooo:paragraph-rsid="001efc10" style:font-weight-asian="bold" style:font-weight-complex="bold"/>
    </style:style>
    <style:style style:name="P51" style:family="paragraph" style:parent-style-name="Preformatted_20_Text">
      <style:text-properties fo:font-weight="bold" officeooo:rsid="0048059d" officeooo:paragraph-rsid="0048059d" style:font-weight-asian="bold" style:font-weight-complex="bold"/>
    </style:style>
    <style:style style:name="P52" style:family="paragraph" style:parent-style-name="Preformatted_20_Text">
      <style:text-properties fo:font-weight="bold" officeooo:rsid="0075db1a" officeooo:paragraph-rsid="00764c5f" style:font-weight-asian="bold" style:font-weight-complex="bold"/>
    </style:style>
    <style:style style:name="P53" style:family="paragraph" style:parent-style-name="Preformatted_20_Text">
      <style:text-properties fo:font-weight="bold" officeooo:rsid="007de1af" officeooo:paragraph-rsid="007de1af" style:font-weight-asian="bold" style:font-weight-complex="bold"/>
    </style:style>
    <style:style style:name="P54" style:family="paragraph" style:parent-style-name="Preformatted_20_Text">
      <style:text-properties fo:font-weight="bold" officeooo:rsid="00c3f0e9" officeooo:paragraph-rsid="00c3f0e9" style:font-weight-asian="bold" style:font-weight-complex="bold"/>
    </style:style>
    <style:style style:name="P55" style:family="paragraph" style:parent-style-name="Preformatted_20_Text">
      <style:text-properties fo:font-weight="bold" officeooo:rsid="00d5c9ab" officeooo:paragraph-rsid="0025b9e6" style:font-weight-asian="bold" style:font-weight-complex="bold"/>
    </style:style>
    <style:style style:name="P56" style:family="paragraph" style:parent-style-name="Preformatted_20_Text">
      <style:text-properties fo:font-size="14pt" fo:font-weight="bold" officeooo:rsid="004fbc2c" officeooo:paragraph-rsid="004fbc2c" style:font-size-asian="14pt" style:font-weight-asian="bold" style:font-size-complex="14pt" style:font-weight-complex="bold"/>
    </style:style>
    <style:style style:name="P57" style:family="paragraph" style:parent-style-name="Preformatted_20_Text">
      <style:text-properties fo:font-size="14pt" fo:font-weight="bold" officeooo:rsid="003e7fd2" officeooo:paragraph-rsid="00903e97" style:font-size-asian="14pt" style:font-weight-asian="bold" style:font-size-complex="14pt" style:font-weight-complex="bold"/>
    </style:style>
    <style:style style:name="P58" style:family="paragraph" style:parent-style-name="Preformatted_20_Text">
      <style:text-properties officeooo:rsid="00948167" officeooo:paragraph-rsid="00948167"/>
    </style:style>
    <style:style style:name="P59" style:family="paragraph" style:parent-style-name="Preformatted_20_Text">
      <style:text-properties officeooo:rsid="007de1af" officeooo:paragraph-rsid="00a3945f"/>
    </style:style>
    <style:style style:name="P60" style:family="paragraph" style:parent-style-name="Preformatted_20_Text">
      <style:text-properties officeooo:rsid="00a67765" officeooo:paragraph-rsid="00a67765"/>
    </style:style>
    <style:style style:name="P61" style:family="paragraph" style:parent-style-name="Preformatted_20_Text">
      <style:text-properties officeooo:rsid="00a91bb7" officeooo:paragraph-rsid="00a91bb7"/>
    </style:style>
    <style:style style:name="P62" style:family="paragraph" style:parent-style-name="Preformatted_20_Text">
      <style:text-properties officeooo:rsid="00ac3033" officeooo:paragraph-rsid="00ac3033"/>
    </style:style>
    <style:style style:name="P63" style:family="paragraph" style:parent-style-name="Preformatted_20_Text">
      <style:text-properties fo:color="#cc0000" fo:font-style="italic" officeooo:rsid="0075db1a" officeooo:paragraph-rsid="0075db1a" style:font-style-asian="italic" style:font-style-complex="italic"/>
    </style:style>
    <style:style style:name="P64" style:family="paragraph" style:parent-style-name="Preformatted_20_Text">
      <style:text-properties fo:color="#cc0000" fo:font-style="italic" officeooo:rsid="0075db1a" officeooo:paragraph-rsid="009a8560" style:font-style-asian="italic" style:font-style-complex="italic"/>
    </style:style>
    <style:style style:name="P65" style:family="paragraph" style:parent-style-name="Preformatted_20_Text">
      <style:text-properties fo:color="#cc0000" fo:font-style="italic" officeooo:rsid="0075db1a" officeooo:paragraph-rsid="007777d9" style:font-style-asian="italic" style:font-style-complex="italic"/>
    </style:style>
    <style:style style:name="P66" style:family="paragraph" style:parent-style-name="Preformatted_20_Text">
      <style:text-properties fo:color="#cc0000" fo:font-style="italic" officeooo:rsid="0075db1a" officeooo:paragraph-rsid="00b475ad" style:font-style-asian="italic" style:font-style-complex="italic"/>
    </style:style>
    <style:style style:name="P67" style:family="paragraph" style:parent-style-name="Preformatted_20_Text">
      <style:text-properties fo:color="#cc0000" fo:font-style="italic" officeooo:rsid="00796522" officeooo:paragraph-rsid="00b24eb8" style:font-style-asian="italic" style:font-style-complex="italic"/>
    </style:style>
    <style:style style:name="P68" style:family="paragraph" style:parent-style-name="Preformatted_20_Text">
      <style:text-properties fo:color="#cc0000" fo:font-style="italic" officeooo:rsid="00796522" officeooo:paragraph-rsid="007b38c0" style:font-style-asian="italic" style:font-style-complex="italic"/>
    </style:style>
    <style:style style:name="P69" style:family="paragraph" style:parent-style-name="Preformatted_20_Text">
      <style:text-properties fo:color="#cc0000" fo:font-style="italic" officeooo:rsid="00796522" officeooo:paragraph-rsid="007bc207" style:font-style-asian="italic" style:font-style-complex="italic"/>
    </style:style>
    <style:style style:name="P70" style:family="paragraph" style:parent-style-name="Preformatted_20_Text">
      <style:text-properties fo:color="#cc0000" fo:font-weight="bold" officeooo:rsid="0075db1a" officeooo:paragraph-rsid="0075db1a" style:font-weight-asian="bold" style:font-weight-complex="bold"/>
    </style:style>
    <style:style style:name="P71" style:family="paragraph" style:parent-style-name="Preformatted_20_Text">
      <style:text-properties fo:font-weight="normal" officeooo:paragraph-rsid="00d5c9ab" style:font-weight-asian="normal" style:font-weight-complex="normal"/>
    </style:style>
    <style:style style:name="P72" style:family="paragraph" style:parent-style-name="Preformatted_20_Text">
      <style:text-properties fo:font-weight="normal" officeooo:rsid="00cc3fae" officeooo:paragraph-rsid="00d5c9ab" style:font-weight-asian="normal" style:font-weight-complex="normal"/>
    </style:style>
    <style:style style:name="P73" style:family="paragraph" style:parent-style-name="Preformatted_20_Text">
      <style:text-properties officeooo:rsid="00887dd4" officeooo:paragraph-rsid="00cf6363"/>
    </style:style>
    <style:style style:name="P74" style:family="paragraph" style:parent-style-name="Preformatted_20_Text">
      <style:text-properties officeooo:paragraph-rsid="00d5c9ab"/>
    </style:style>
    <style:style style:name="P75" style:family="paragraph" style:parent-style-name="Preformatted_20_Text">
      <style:text-properties officeooo:rsid="00ed9d27" officeooo:paragraph-rsid="00ed9d27"/>
    </style:style>
    <style:style style:name="P76" style:family="paragraph" style:parent-style-name="Preformatted_20_Text">
      <style:text-properties officeooo:rsid="00ed9d27" officeooo:paragraph-rsid="00ee3d46"/>
    </style:style>
    <style:style style:name="P77" style:family="paragraph" style:parent-style-name="Preformatted_20_Text">
      <style:text-properties fo:font-size="10pt" style:text-underline-style="none" fo:font-weight="bold" officeooo:rsid="00e9a618" officeooo:paragraph-rsid="00e9a618" style:font-size-asian="10pt" style:font-weight-asian="bold" style:font-size-complex="10pt" style:font-weight-complex="bold"/>
    </style:style>
    <style:style style:name="P78" style:family="paragraph" style:parent-style-name="Preformatted_20_Text">
      <style:text-properties fo:font-size="10pt" style:text-underline-style="none" fo:font-weight="bold" officeooo:rsid="00f0400c" officeooo:paragraph-rsid="00f11476" style:font-size-asian="10pt" style:font-weight-asian="bold" style:font-size-complex="10pt" style:font-weight-complex="bold"/>
    </style:style>
    <style:style style:name="P79" style:family="paragraph" style:parent-style-name="Preformatted_20_Text">
      <style:text-properties fo:font-size="10pt" style:text-underline-style="none" fo:font-weight="bold" officeooo:rsid="00f37523" officeooo:paragraph-rsid="00f37523" style:font-size-asian="10pt" style:font-weight-asian="bold" style:font-size-complex="10pt" style:font-weight-complex="bold"/>
    </style:style>
    <style:style style:name="P80" style:family="paragraph" style:parent-style-name="Preformatted_20_Text">
      <style:text-properties fo:font-size="10pt" fo:font-weight="bold" officeooo:paragraph-rsid="00fda6e2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fo:font-size="8pt" officeooo:paragraph-rsid="006a578f" style:font-size-asian="8pt" style:font-size-complex="8pt"/>
    </style:style>
    <style:style style:name="P82" style:family="paragraph" style:parent-style-name="Preformatted_20_Text">
      <style:text-properties officeooo:rsid="00fda6e2" officeooo:paragraph-rsid="00fda6e2"/>
    </style:style>
    <style:style style:name="P83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paragraph-rsid="00ac6bb2"/>
    </style:style>
    <style:style style:name="P84" style:family="paragraph" style:parent-style-name="Preformatted_20_Text">
      <style:paragraph-properties style:border-line-width-bottom="0.03cm 0.03cm 0.03cm" fo:padding="0.074cm" fo:border-left="none" fo:border-right="none" fo:border-top="none" fo:border-bottom="2.55pt double #000000" style:join-border="false"/>
      <style:text-properties fo:font-size="10pt" style:text-underline-style="none" fo:font-weight="bold" officeooo:rsid="00f37523" officeooo:paragraph-rsid="00f37523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top="0cm" fo:margin-bottom="0.499cm" loext:contextual-spacing="false"/>
      <style:text-properties officeooo:paragraph-rsid="0048059d"/>
    </style:style>
    <style:style style:name="P86" style:family="paragraph" style:parent-style-name="Preformatted_20_Text">
      <style:paragraph-properties fo:margin-top="0cm" fo:margin-bottom="0.499cm" loext:contextual-spacing="false"/>
      <style:text-properties officeooo:paragraph-rsid="00d5c9ab"/>
    </style:style>
    <style:style style:name="P87" style:family="paragraph" style:parent-style-name="Preformatted_20_Text">
      <style:paragraph-properties fo:break-before="page"/>
      <style:text-properties fo:font-size="14pt" fo:font-weight="bold" officeooo:rsid="003e7fd2" officeooo:paragraph-rsid="003e7fd2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break-before="page"/>
      <style:text-properties officeooo:rsid="0025b9e6" officeooo:paragraph-rsid="00ee3d46"/>
    </style:style>
    <style:style style:name="P89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color="#cc0000" fo:font-style="italic" officeooo:rsid="0075db1a" officeooo:paragraph-rsid="008367ad" style:font-style-asian="italic" style:font-style-complex="italic"/>
    </style:style>
    <style:style style:name="P90" style:family="paragraph" style:parent-style-name="Preformatted_20_Text">
      <style:text-properties officeooo:rsid="00fda6e2" officeooo:paragraph-rsid="00fda6e2"/>
    </style:style>
    <style:style style:name="P91" style:family="paragraph" style:parent-style-name="Preformatted_20_Text">
      <style:text-properties fo:font-size="14pt" fo:font-weight="bold" officeooo:rsid="01038105" officeooo:paragraph-rsid="01038105" style:font-size-asian="14pt" style:font-weight-asian="bold" style:font-size-complex="14pt" style:font-weight-complex="bold"/>
    </style:style>
    <style:style style:name="P92" style:family="paragraph" style:parent-style-name="Preformatted_20_Text">
      <style:text-properties officeooo:paragraph-rsid="005fb8eb"/>
    </style:style>
    <style:style style:name="P93" style:family="paragraph" style:parent-style-name="Preformatted_20_Text">
      <style:text-properties officeooo:rsid="01038105" officeooo:paragraph-rsid="01038105"/>
    </style:style>
    <style:style style:name="P94" style:family="paragraph" style:parent-style-name="Preformatted_20_Text">
      <style:text-properties officeooo:paragraph-rsid="005e55ae"/>
    </style:style>
    <style:style style:name="P95" style:family="paragraph" style:parent-style-name="Preformatted_20_Text">
      <style:text-properties officeooo:paragraph-rsid="01038105"/>
    </style:style>
    <style:style style:name="P96" style:family="paragraph" style:parent-style-name="Preformatted_20_Text">
      <style:text-properties officeooo:rsid="0025b9e6" officeooo:paragraph-rsid="005db7e6"/>
    </style:style>
    <style:style style:name="P97" style:family="paragraph" style:parent-style-name="Preformatted_20_Text">
      <style:text-properties officeooo:rsid="01038d19" officeooo:paragraph-rsid="01038d19"/>
    </style:style>
    <style:style style:name="P98" style:family="paragraph" style:parent-style-name="Preformatted_20_Text">
      <style:text-properties officeooo:paragraph-rsid="0105c482"/>
    </style:style>
    <style:style style:name="T1" style:family="text">
      <style:text-properties officeooo:rsid="001efc10"/>
    </style:style>
    <style:style style:name="T2" style:family="text">
      <style:text-properties officeooo:rsid="002029d4"/>
    </style:style>
    <style:style style:name="T3" style:family="text">
      <style:text-properties fo:color="#0000ff"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ff" style:text-line-through-style="none" style:text-line-through-type="none" style:text-underline-style="solid" style:text-underline-width="auto" style:text-underline-color="font-color" fo:font-weight="bold" officeooo:rsid="0021babc" style:font-weight-asian="bold" style:font-weight-complex="bold"/>
    </style:style>
    <style:style style:name="T5" style:family="text">
      <style:text-properties fo:color="#0000ff" style:text-line-through-style="none" style:text-line-through-type="none" style:text-underline-style="solid" style:text-underline-width="auto" style:text-underline-color="font-color" fo:font-weight="bold" officeooo:rsid="002029d4" style:font-weight-asian="bold" style:font-weight-complex="bold"/>
    </style:style>
    <style:style style:name="T6" style:family="text">
      <style:text-properties fo:color="#0000ff" style:text-line-through-style="none" style:text-line-through-type="none" style:text-underline-style="solid" style:text-underline-width="auto" style:text-underline-color="font-color" fo:font-weight="bold" officeooo:rsid="0090749e" style:font-weight-asian="bold" style:font-weight-complex="bold"/>
    </style:style>
    <style:style style:name="T7" style:family="text">
      <style:text-properties fo:color="#0000ff" style:text-line-through-style="none" style:text-line-through-type="none" style:text-underline-style="none" fo:font-weight="normal" officeooo:rsid="002029d4" style:font-weight-asian="normal" style:font-weight-complex="normal"/>
    </style:style>
    <style:style style:name="T8" style:family="text">
      <style:text-properties fo:color="#0000ff" style:text-line-through-style="none" style:text-line-through-type="none" style:text-underline-style="none" fo:font-weight="normal" officeooo:rsid="00b0e2ff" style:font-weight-asian="normal" style:font-weight-complex="normal"/>
    </style:style>
    <style:style style:name="T9" style:family="text">
      <style:text-properties fo:color="#0000ff" style:text-line-through-style="none" style:text-line-through-type="none" style:text-underline-style="none" fo:font-weight="normal" officeooo:rsid="00d5c331" style:font-weight-asian="normal" style:font-weight-complex="normal"/>
    </style:style>
    <style:style style:name="T10" style:family="text">
      <style:text-properties officeooo:rsid="0025b9e6"/>
    </style:style>
    <style:style style:name="T11" style:family="text">
      <style:text-properties officeooo:rsid="0028c995"/>
    </style:style>
    <style:style style:name="T12" style:family="text">
      <style:text-properties officeooo:rsid="002b8de4"/>
    </style:style>
    <style:style style:name="T13" style:family="text">
      <style:text-properties officeooo:rsid="002fcd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3e1e25"/>
    </style:style>
    <style:style style:name="T17" style:family="text">
      <style:text-properties officeooo:rsid="003f84ef"/>
    </style:style>
    <style:style style:name="T18" style:family="text">
      <style:text-properties officeooo:rsid="0040dc71"/>
    </style:style>
    <style:style style:name="T19" style:family="text">
      <style:text-properties officeooo:rsid="0050df7b"/>
    </style:style>
    <style:style style:name="T20" style:family="text">
      <style:text-properties officeooo:rsid="0058d249"/>
    </style:style>
    <style:style style:name="T21" style:family="text">
      <style:text-properties officeooo:rsid="005a6f48"/>
    </style:style>
    <style:style style:name="T22" style:family="text">
      <style:text-properties officeooo:rsid="005db7e6"/>
    </style:style>
    <style:style style:name="T23" style:family="text">
      <style:text-properties officeooo:rsid="005e55ae"/>
    </style:style>
    <style:style style:name="T24" style:family="text">
      <style:text-properties officeooo:rsid="005fb8eb"/>
    </style:style>
    <style:style style:name="T25" style:family="text">
      <style:text-properties officeooo:rsid="00636ffe"/>
    </style:style>
    <style:style style:name="T26" style:family="text">
      <style:text-properties officeooo:rsid="006b4348"/>
    </style:style>
    <style:style style:name="T27" style:family="text">
      <style:text-properties officeooo:rsid="006baa17"/>
    </style:style>
    <style:style style:name="T28" style:family="text">
      <style:text-properties officeooo:rsid="00749512"/>
    </style:style>
    <style:style style:name="T29" style:family="text">
      <style:text-properties officeooo:rsid="007777d9"/>
    </style:style>
    <style:style style:name="T30" style:family="text">
      <style:text-properties officeooo:rsid="007a50c0"/>
    </style:style>
    <style:style style:name="T31" style:family="text">
      <style:text-properties officeooo:rsid="007bc207"/>
    </style:style>
    <style:style style:name="T32" style:family="text">
      <style:text-properties officeooo:rsid="00826fa2"/>
    </style:style>
    <style:style style:name="T33" style:family="text">
      <style:text-properties officeooo:rsid="0084e255"/>
    </style:style>
    <style:style style:name="T34" style:family="text">
      <style:text-properties officeooo:rsid="0085fde7"/>
    </style:style>
    <style:style style:name="T35" style:family="text">
      <style:text-properties officeooo:rsid="00860aa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cc3fae" style:font-weight-asian="normal" style:font-weight-complex="normal"/>
    </style:style>
    <style:style style:name="T38" style:family="text">
      <style:text-properties officeooo:rsid="008de584"/>
    </style:style>
    <style:style style:name="T39" style:family="text">
      <style:text-properties officeooo:rsid="00903698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903e97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903698" style:font-size-asian="14pt" style:font-weight-asian="bold" style:font-size-complex="14pt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ca3e22" style:font-weight-asian="bold" style:font-weight-complex="bold"/>
    </style:style>
    <style:style style:name="T45" style:family="text">
      <style:text-properties officeooo:rsid="009bc587"/>
    </style:style>
    <style:style style:name="T46" style:family="text">
      <style:text-properties officeooo:rsid="009da335"/>
    </style:style>
    <style:style style:name="T47" style:family="text">
      <style:text-properties officeooo:rsid="00a7c6b3"/>
    </style:style>
    <style:style style:name="T48" style:family="text">
      <style:text-properties officeooo:rsid="00aad605"/>
    </style:style>
    <style:style style:name="T49" style:family="text">
      <style:text-properties officeooo:rsid="00ac6bb2"/>
    </style:style>
    <style:style style:name="T50" style:family="text">
      <style:text-properties officeooo:rsid="00ad9728"/>
    </style:style>
    <style:style style:name="T51" style:family="text">
      <style:text-properties officeooo:rsid="00af6a6f"/>
    </style:style>
    <style:style style:name="T52" style:family="text">
      <style:text-properties officeooo:rsid="00b047dc"/>
    </style:style>
    <style:style style:name="T53" style:family="text">
      <style:text-properties officeooo:rsid="00b0e2ff"/>
    </style:style>
    <style:style style:name="T54" style:family="text">
      <style:text-properties fo:color="#cc0000" style:text-line-through-style="none" style:text-line-through-type="none" style:text-underline-style="solid" style:text-underline-width="auto" style:text-underline-color="font-color" fo:font-weight="bold" officeooo:rsid="00b0e2ff" style:font-weight-asian="bold" style:font-weight-complex="bold"/>
    </style:style>
    <style:style style:name="T55" style:family="text">
      <style:text-properties fo:color="#cc0000" fo:font-size="12pt" fo:font-weight="bold" officeooo:rsid="00b0e2ff" style:font-size-asian="12pt" style:font-weight-asian="bold" style:font-size-complex="12pt" style:font-weight-complex="bold"/>
    </style:style>
    <style:style style:name="T56" style:family="text">
      <style:text-properties officeooo:rsid="00b24eb8"/>
    </style:style>
    <style:style style:name="T57" style:family="text">
      <style:text-properties officeooo:rsid="00887dd4"/>
    </style:style>
    <style:style style:name="T58" style:family="text">
      <style:text-properties officeooo:rsid="00baced4"/>
    </style:style>
    <style:style style:name="T59" style:family="text">
      <style:text-properties officeooo:rsid="00bd266f"/>
    </style:style>
    <style:style style:name="T60" style:family="text">
      <style:text-properties officeooo:rsid="00bde79f"/>
    </style:style>
    <style:style style:name="T61" style:family="text">
      <style:text-properties officeooo:rsid="00bf1fcf"/>
    </style:style>
    <style:style style:name="T62" style:family="text">
      <style:text-properties officeooo:rsid="007de1af"/>
    </style:style>
    <style:style style:name="T63" style:family="text">
      <style:text-properties officeooo:rsid="00c6a673"/>
    </style:style>
    <style:style style:name="T64" style:family="text">
      <style:text-properties officeooo:rsid="00cf6363"/>
    </style:style>
    <style:style style:name="T65" style:family="text">
      <style:text-properties officeooo:rsid="00d47896"/>
    </style:style>
    <style:style style:name="T66" style:family="text">
      <style:text-properties officeooo:rsid="00d5c9ab"/>
    </style:style>
    <style:style style:name="T67" style:family="text">
      <style:text-properties officeooo:rsid="00d6ae38"/>
    </style:style>
    <style:style style:name="T68" style:family="text">
      <style:text-properties officeooo:rsid="00e3caff"/>
    </style:style>
    <style:style style:name="T69" style:family="text">
      <style:text-properties officeooo:rsid="00ea451c"/>
    </style:style>
    <style:style style:name="T70" style:family="text">
      <style:text-properties officeooo:rsid="00ebecdd"/>
    </style:style>
    <style:style style:name="T71" style:family="text">
      <style:text-properties officeooo:rsid="00ee3d46"/>
    </style:style>
    <style:style style:name="T72" style:family="text">
      <style:text-properties officeooo:rsid="00f0400c"/>
    </style:style>
    <style:style style:name="T73" style:family="text">
      <style:text-properties officeooo:rsid="00e9a618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0f4f5de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0baced4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03e7fd2" style:font-size-asian="10pt" style:font-weight-asian="bold" style:font-size-complex="10pt" style:font-weight-complex="bold"/>
    </style:style>
    <style:style style:name="T78" style:family="text">
      <style:text-properties fo:font-size="10pt" fo:font-weight="bold" officeooo:rsid="00e76d18" style:font-size-asian="10pt" style:font-weight-asian="bold" style:font-size-complex="10pt" style:font-weight-complex="bold"/>
    </style:style>
    <style:style style:name="T79" style:family="text">
      <style:text-properties fo:font-size="10pt" style:text-underline-style="solid" style:text-underline-type="double" style:text-underline-width="auto" style:text-underline-color="font-color" fo:font-weight="bold" officeooo:rsid="00e60c59" style:font-size-asian="10pt" style:font-weight-asian="bold" style:font-size-complex="10pt" style:font-weight-complex="bold"/>
    </style:style>
    <style:style style:name="T80" style:family="text">
      <style:text-properties fo:font-size="10pt" style:text-underline-style="solid" style:text-underline-type="double" style:text-underline-width="auto" style:text-underline-color="font-color" fo:font-weight="bold" officeooo:rsid="00baced4" style:font-size-asian="10pt" style:font-weight-asian="bold" style:font-size-complex="10pt" style:font-weight-complex="bold"/>
    </style:style>
    <style:style style:name="T81" style:family="text">
      <style:text-properties officeooo:rsid="00fda6e2"/>
    </style:style>
    <style:style style:name="T82" style:family="text">
      <style:text-properties fo:color="#ff6600" fo:font-weight="bold" style:font-weight-asian="bold" style:font-weight-complex="bold"/>
    </style:style>
    <style:style style:name="T83" style:family="text">
      <style:text-properties officeooo:rsid="01038105"/>
    </style:style>
    <style:style style:name="T84" style:family="text">
      <style:text-properties officeooo:rsid="01038d19"/>
    </style:style>
    <style:style style:name="T85" style:family="text">
      <style:text-properties officeooo:rsid="0103f593"/>
    </style:style>
    <style:style style:name="T86" style:family="text">
      <style:text-properties officeooo:rsid="0105c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<text:span text:style-name="T75">########</text:span></text:span></text:p>
      <text:p text:style-name="P16"><text:span text:style-name="Source_20_Text"><text:span text:style-name="T74">sudo pip install [package_name] --upgrade</text:span></text:span></text:p>
      <text:p text:style-name="P35"><text:span text:style-name="T76">sudo pip install </text:span><text:span text:style-name="Source_20_Text"><text:span text:style-name="T77">[package_name]</text:span></text:span><text:span text:style-name="T76">==</text:span><text:span text:style-name="T78">version</text:span><text:span text:style-name="T74"> <text:s text:c="2"/></text:span></text:p>
      <text:p text:style-name="P36"><text:span text:style-name="T76">sudo pip </text:span><text:span text:style-name="T79">un</text:span><text:span text:style-name="T80">install</text:span><text:span text:style-name="T76"> </text:span><text:span text:style-name="Source_20_Text"><text:span text:style-name="T77">[package_name]</text:span></text:span><text:span text:style-name="T76">==</text:span><text:span text:style-name="T78">version</text:span><text:span text:style-name="T74"> <text:s text:c="2"/></text:span></text:p>
      <text:p text:style-name="P77">s<text:span text:style-name="T72">u</text:span>do apt-get remove package_<text:span text:style-name="T69">nam</text:span></text:p>
      <text:p text:style-name="P78">sudo aptt-get install <text:span text:style-name="T73">package_nam</text:span></text:p>
      <text:p text:style-name="P79">ROS</text:p>
      <text:p text:style-name="P84"><text:s/>- installROS.sh --p ros-kinetic-desktop-full</text:p>
      <text:p text:style-name="P57"/>
      <text:p text:style-name="P57"/>
      <text:p text:style-name="P16"><text:span text:style-name="T40">&lt;</text:span><text:span text:style-name="T41">S</text:span><text:span text:style-name="T40">W</text:span><text:span text:style-name="T42">&gt;</text:span></text:p>
      <text:p text:style-name="P37">1. Install environment SW</text:p>
      <text:p text:style-name="P34"><text:s text:c="2"/>- <text:span text:style-name="T60">TensorFlow 1.5.0</text:span> </text:p>
      <text:p text:style-name="P74"><text:span text:style-name="T36"><text:s text:c="4"/>. </text:span><text:span text:style-name="T37">Refer to “</text:span><text:a xlink:type="simple" xlink:href="https://www.tensorflow.org/install/install_linux" text:style-name="Internet_20_link" text:visited-style-name="Visited_20_Internet_20_Link"><text:span text:style-name="T37">https://www.tensorflow.org/install/install_linux</text:span></text:a><text:span text:style-name="T37">”</text:span></text:p>
      <text:p text:style-name="P72"><text:s text:c="4"/>. sudo pip install tensorflow<text:span text:style-name="T68">==1.5.0</text:span></text:p>
      <text:p text:style-name="P72"><text:s text:c="6"/></text:p>
      <text:p text:style-name="P71"/>
      <text:p text:style-name="P34"><text:s text:c="2"/>- <text:span text:style-name="T60">Keras 2.1.4 → should be correct</text:span></text:p>
      <text:p text:style-name="P34"><text:span text:style-name="T58"><text:s text:c="4"/>$sudo pip install keras==2.1.4</text:span> <text:s text:c="2"/></text:p>
      <text:p text:style-name="P34"/>
      <text:p text:style-name="P34"><text:span text:style-name="Source_20_Text"><text:s text:c="2"/>- </text:span><text:span text:style-name="Source_20_Text"><text:span text:style-name="T59">scikit-learn 0.18.1 </text:span></text:span></text:p>
      <text:p text:style-name="P34"><text:span text:style-name="Source_20_Text"><text:s text:c="4"/>. </text:span><text:span text:style-name="Source_20_Text"><text:span text:style-name="T59">check : </text:span></text:span><text:span text:style-name="Source_20_Text">pip freeze | grep scikit-learn</text:span></text:p>
      <text:p text:style-name="P34"><text:span text:style-name="Source_20_Text"><text:s text:c="4"/>. </text:span><text:span text:style-name="Source_20_Text"><text:span text:style-name="T65">sudo pip install scikit-learn==0.18.1</text:span></text:span></text:p>
      <text:p text:style-name="P34"><text:s text:c="2"/></text:p>
      <text:p text:style-name="P34"><text:s text:c="2"/>- <text:span text:style-name="T61">numpy 1.12.1 (latest would be 1.14.5)</text:span></text:p>
      <text:p text:style-name="P34"><text:s text:c="4"/>. <text:span text:style-name="T61">sudo pip install numpy==1.12.1</text:span></text:p>
      <text:p text:style-name="P34"/>
      <text:p text:style-name="P34"><text:s text:c="2"/>- <text:span text:style-name="T63">python gflags</text:span></text:p>
      <text:p text:style-name="P34"><text:s text:c="4"/>. sudo apt-get update</text:p>
      <text:p text:style-name="P86"><text:s text:c="4"/>. sudo apt-get install python-gflags</text:p>
      <text:p text:style-name="P34"><text:span text:style-name="T43"><text:s text:c="2"/>- </text:span><text:span text:style-name="T44">openCV → should be installed.. if not~</text:span></text:p>
      <text:p text:style-name="P50"/>
      <text:p text:style-name="P50"><text:span text:style-name="T66">2</text:span>. Download DroNet package</text:p>
      <text:p text:style-name="P1"><text:s text:c="2"/>- git clone <text:a xlink:type="simple" xlink:href="https://github.com/uzh-rpg/rpg_public_dronet.git" text:style-name="Internet_20_link" text:visited-style-name="Visited_20_Internet_20_Link">https://github.com/uzh-rpg/rpg_public_dronet.git</text:a></text:p>
      <text:p text:style-name="P6"><text:span text:style-name="T14"><text:s text:c="2"/>- </text:span>Refer to README.md in “~/rpg_public_dronet”</text:p>
      <text:p text:style-name="P1"/>
      <text:p text:style-name="P46"/>
      <text:p text:style-name="P55">3. Download and install Bebop bridge</text:p>
      <text:p text:style-name="P3"><text:span text:style-name="T3">Refer to “~/</text:span><text:span text:style-name="T4">r</text:span><text:span text:style-name="T3">pg_public_dronet/drone_control/dronet/</text:span><text:span text:style-name="T6">README.md</text:span><text:span text:style-name="T3">”</text:span></text:p>
      <text:p text:style-name="P58">and </text:p>
      <text:p text:style-name="P7"><text:a xlink:type="simple" xlink:href="http://bebop-autonomy.readthedocs.io/en/latest/installation.html" text:style-name="Internet_20_link" text:visited-style-name="Visited_20_Internet_20_Link">http://bebop-autonomy.readthedocs.io/en/latest/installation.html</text:a></text:p>
      <text:p text:style-name="P5"><text:span text:style-name="T11">$ </text:span>sudo apt-get install build-essential python-rosdep python-catkin-tools</text:p>
      <text:p text:style-name="P5"/>
      <text:p text:style-name="P5"># Create and initialize the workspace</text:p>
      <text:p text:style-name="Preformatted_20_Text">$ mkdir -p ~/bebop_ws/src &amp;&amp; cd ~/bebop_ws</text:p>
      <text:p text:style-name="P83">$ catkin init</text:p>
      <text:p text:style-name="P60"/>
      <text:p text:style-name="P60"><text:span text:style-name="T49">#</text:span>install catkin_simple</text:p>
      <text:p text:style-name="P60">$ cd src</text:p>
      <text:p text:style-name="P60">$ git clone <text:a xlink:type="simple" xlink:href="https://github.com/catkin/catkin_simple.git" text:style-name="Internet_20_link" text:visited-style-name="Visited_20_Internet_20_Link">https://github.com/catkin/catkin_simple.git</text:a></text:p>
      <text:p text:style-name="P60">$ <text:span text:style-name="T47">cd ~/bebop_ws/src/catkin_simple</text:span></text:p>
      <text:p text:style-name="P61">$ <text:span text:style-name="T48">catkin build --this</text:span></text:p>
      <text:p text:style-name="Preformatted_20_Text"/>
      <text:p text:style-name="P62">$ cd ~/bebop_ws</text:p>
      <text:p text:style-name="Preformatted_20_Text">$ git clone https://github.com/AutonomyLab/bebop_autonomy.git src/bebop_autonomy</text:p>
      <text:p text:style-name="Preformatted_20_Text"># Update rosdep database and install dependencies (including parrot_arsdk)</text:p>
      <text:p text:style-name="Preformatted_20_Text">$ rosdep update</text:p>
      <text:p text:style-name="Preformatted_20_Text">$ rosdep install --from-paths src -i</text:p>
      <text:p text:style-name="Preformatted_20_Text"/>
      <text:p text:style-name="Preformatted_20_Text"># Build the workspace</text:p>
      <text:p text:style-name="P85"><text:soft-page-break/>$ catkin <text:span text:style-name="T16">build <text:s/></text:span></text:p>
      <text:p text:style-name="P51"><text:span text:style-name="T66">4</text:span>. ROS check</text:p>
      <text:p text:style-name="P19"><text:s text:c="2"/>- <text:span text:style-name="T10">$ roslaunch bebop_driver bebop_node.launch</text:span></text:p>
      <text:p text:style-name="P8"><text:s text:c="2"/>- Bebop’s firmware : at least <text:span text:style-name="Strong_20_Emphasis">2.0.29</text:span> <text:span text:style-name="T12">being </text:span>connected to Bebop’s wireless network</text:p>
      <text:p text:style-name="P8"><text:s text:c="2"/>- <text:span text:style-name="T28">send command and view the image </text:span></text:p>
      <text:p text:style-name="P12"><text:s text:c="4"/>. <text:a xlink:type="simple" xlink:href="http://bebop-autonomy.readthedocs.io/en/latest/piloting.html" text:style-name="Internet_20_link" text:visited-style-name="Visited_20_Internet_20_Link"><text:span text:style-name="T28">http://bebop-autonomy.readthedocs.io/en/latest/piloting.html</text:span></text:a></text:p>
      <text:p text:style-name="P45"><text:span text:style-name="T15"><text:s text:c="3"/></text:span><text:span text:style-name="T35">Don’t do this in the indoor…. Do it without any lotters..</text:span></text:p>
      <text:p text:style-name="P42"><text:span text:style-name="T15"><text:s text:c="4"/>. </text:span><text:span text:style-name="T35">rostopic pub --once /bebop/takeoff std_msgs/Empty</text:span></text:p>
      <text:p text:style-name="P42"><text:span text:style-name="T15"><text:s text:c="4"/>. </text:span><text:span text:style-name="T35">rostopic pub --once /bebop/land std_msgs/Empty</text:span></text:p>
      <text:p text:style-name="P12"/>
      <text:p text:style-name="P52"><text:span text:style-name="T66">5</text:span>. Copy dronet perception package <text:span text:style-name="T33">and build </text:span></text:p>
      <text:p text:style-name="P27"><text:s text:c="2"/>- <text:span text:style-name="T50">cp -r <text:s/>~/rpg_public_dronet/drone_control/dronet/ ~/bebop_ws/src/</text:span></text:p>
      <text:p text:style-name="P28"><text:s text:c="2"/>- <text:span text:style-name="T51">cd ~/bebop_ws/</text:span></text:p>
      <text:p text:style-name="P28"><text:s text:c="2"/>- <text:span text:style-name="T52">catkin build</text:span></text:p>
      <text:p text:style-name="P26"/>
      <text:p text:style-name="P26"><text:s text:c="2"/>- <text:span text:style-name="T55">caution</text:span><text:span text:style-name="T53"> : </text:span><text:span text:style-name="T5">“~/</text:span><text:span text:style-name="T4">r</text:span><text:span text:style-name="T5">pg_public_dronet/drone_control/dronet/</text:span><text:span text:style-name="T3">README.md</text:span><text:span text:style-name="T5">”</text:span><text:span text:style-name="T7"> </text:span><text:span text:style-name="T8">gives </text:span><text:span text:style-name="T9">a </text:span><text:span text:style-name="T54">not-working-information</text:span><text:span text:style-name="T8"> </text:span></text:p>
      <text:p text:style-name="P70"><text:s text:c="2"/><text:span text:style-name="T56">Not working </text:span></text:p>
      <text:p text:style-name="P29">-------------------------------------</text:p>
      <text:p text:style-name="P63"><text:s text:c="2"/>- mkdir ~/bebop_ws/dronet</text:p>
      <text:p text:style-name="P63"><text:s text:c="2"/>- cp -r ~/rpg_public_dronet/drone_control/dronet/dronet_perception ~/bebop_ws/dronet</text:p>
      <text:p text:style-name="P64"><text:s text:c="2"/>- <text:span text:style-name="T29">cd ~/bebop_ws/dronet/dronet_perception </text:span></text:p>
      <text:p text:style-name="P65"><text:s text:c="2"/>- <text:span text:style-name="T29">cakin build --this</text:span></text:p>
      <text:p text:style-name="P67"/>
      <text:p text:style-name="P68"><text:s text:c="2"/>- <text:span text:style-name="T30">cp -r ~/rpg_public_dronet/drone_control/dronet/dronet_control/ ~/bebop_ws/dronet/</text:span></text:p>
      <text:p text:style-name="P69"><text:s text:c="2"/>- <text:span text:style-name="T31">cd ~/bebop_ws/dronet/dronet_perception/</text:span></text:p>
      <text:p text:style-name="P89"><text:s text:c="2"/>- <text:span text:style-name="T29">cakin build --this</text:span></text:p>
      <text:p text:style-name="P66"/>
      <text:p text:style-name="P48"><text:s text:c="2"/>- <text:span text:style-name="T70">source ~/bebop_ws/devel/setup.bash</text:span></text:p>
      <text:p text:style-name="P48"><text:s text:c="2"/><text:span text:style-name="T70">or </text:span></text:p>
      <text:p text:style-name="P48"><text:s text:c="2"/>- <text:span text:style-name="T70">add ~/.bashrc </text:span></text:p>
      <text:p text:style-name="P48"><text:s text:c="4"/><text:span text:style-name="T70">source ~/bebop_ws/devel/setup.bash</text:span></text:p>
      <text:p text:style-name="P66"/>
      <text:p text:style-name="P53"><text:span text:style-name="T66">6</text:span>. <text:span text:style-name="T34">T</text:span>est</text:p>
      <text:p text:style-name="P30"><text:s/>- cp ~/rpg_public_dronet/drone_control/dronet/configs/outdoor.yaml ~/bebop_ws/src/bebop_autonomy/bebop_driver/config/</text:p>
      <text:p text:style-name="P30"/>
      <text:p text:style-name="P31"><text:s/>- <text:span text:style-name="T45">cd ~/bebop_ws/src/dronet/dronet_perception/launch</text:span></text:p>
      <text:p text:style-name="P31"><text:s/>- <text:span text:style-name="T46">turn on the debop2 and connect its AP</text:span></text:p>
      <text:p text:style-name="P32"><text:s/>- <text:span text:style-name="T32">roslaunch bebop_launch.launch </text:span></text:p>
      <text:p text:style-name="P44"><text:span text:style-name="T15"><text:s text:c="3"/></text:span><text:span text:style-name="T35">Don’t do this in the indoor…. Do it without any lotters..</text:span></text:p>
      <text:p text:style-name="P41"><text:span text:style-name="T15"><text:s/>- </text:span><text:span text:style-name="T35">rostopic pub --once /bebop/takeoff std_msgs/Empty</text:span></text:p>
      <text:p text:style-name="P41"><text:span text:style-name="T15"><text:s/>- </text:span><text:span text:style-name="T35">rostopic pub --once /bebop/land std_msgs/Empty</text:span></text:p>
      <text:p text:style-name="P43"/>
      <text:p text:style-name="P32"/>
      <text:p text:style-name="P33"/>
      <text:p text:style-name="P54"><text:span text:style-name="T14">7. </text:span><text:span text:style-name="T62">DroNet network test..</text:span></text:p>
      <text:p text:style-name="P59"><text:s text:c="3"/>. <text:span text:style-name="T57">cd ~/bebop_ws/src/dronet/dronet_perception/launch/</text:span></text:p>
      <text:p text:style-name="P73"><text:s text:c="3"/>. <text:span text:style-name="T64">roslaunch dronet_launch.launch </text:span></text:p>
      <text:p text:style-name="P73"><text:span text:style-name="T64"><text:tab/></text:span> </text:p>
      <text:p text:style-name="P8"/>
      <text:p text:style-name="P76"><text:span text:style-name="T43">8. Run : </text:span><text:span text:style-name="T5">Refer to “~/</text:span><text:span text:style-name="T4">r</text:span><text:span text:style-name="T5">pg_public_dronet/drone_control/dronet/</text:span><text:span text:style-name="T6">README.md</text:span><text:span text:style-name="T5">”</text:span></text:p>
      <text:p text:style-name="P75"><text:s text:c="2"/>- cd ~/bebop_ws/src/dronet/dronet_perception/launch</text:p>
      <text:p text:style-name="P75"><text:s text:c="2"/>- roslaunch full_perception_launch.launch</text:p>
      <text:p text:style-name="P75"/>
      <text:p text:style-name="P75"><text:s text:c="2"/>- cd ~/bebop_ws/dronet/dronet_control/launch</text:p>
      <text:p text:style-name="P75"><text:s text:c="2"/>- roslaunch deep_navigation.launch</text:p>
      <text:p text:style-name="P38"/>
      <text:p text:style-name="P38"><text:s text:c="2"/><text:span text:style-name="T71">&lt;Commad – not recommaded&gt;</text:span></text:p>
      <text:p text:style-name="P38"><text:soft-page-break/><text:s text:c="2"/>- <text:span text:style-name="T71">start Bebop</text:span></text:p>
      <text:p text:style-name="P39"><text:s text:c="2"/>- <text:span text:style-name="T71">rostopic pub --once /bebop/takeoff std_msgs/Empty</text:span> </text:p>
      <text:p text:style-name="P40"><text:s text:c="2"/>- Enable Control from DroNet (__Be cautious: The drone will be autonomous from <text:s text:c="4"/>now on__)</text:p>
      <text:p text:style-name="P40"><text:s text:c="3"/>. rostopic pub --once /bebop/state_change std_msgs/Bool "data: true"</text:p>
      <text:p text:style-name="P40"><text:s text:c="3"/>. (Optional) Deactivate Control from DroNet:</text:p>
      <text:p text:style-name="P40"><text:s text:c="3"/>. rostopic pub --once /bebop/state_change std_msgs/Bool "data: false"</text:p>
      <text:p text:style-name="P40"/>
      <text:p text:style-name="P40"><text:s text:c="2"/>- Land the Bebop:</text:p>
      <text:p text:style-name="P40"><text:s text:c="4"/>rostopic pub --once /bebop/land std_msgs/Empty</text:p>
      <text:p text:style-name="P13"/>
      <text:p text:style-name="P39"><text:s text:c="2"/><text:span text:style-name="T71">&lt;Using rqt&gt;</text:span></text:p>
      <text:p text:style-name="P39"><text:s text:c="3"/>- <text:span text:style-name="T71">should be implemented</text:span></text:p>
      <text:p text:style-name="P88"/>
      <text:p text:style-name="P56"><text:span text:style-name="T38">&lt;</text:span>Data<text:span text:style-name="T38">&gt;</text:span></text:p>
      <text:p text:style-name="P2"><text:span text:style-name="T67">1</text:span>. Download Training Data from self driving car dataset</text:p>
      <text:p text:style-name="P2"><text:s text:c="2"/>- cd rpg_public_dronet</text:p>
      <text:p text:style-name="P49"><text:s text:c="2"/>- <text:span text:style-name="T1">mkdir data</text:span></text:p>
      <text:p text:style-name="P49"><text:s text:c="2"/>- <text:span text:style-name="T1">cd data </text:span></text:p>
      <text:p text:style-name="P49"><text:s text:c="4"/>. <text:span text:style-name="T13">git clone </text:span><text:a xlink:type="simple" xlink:href="https://github.com/udacity/self-driving-car.git" text:style-name="Internet_20_link" text:visited-style-name="Visited_20_Internet_20_Link">https://github.com/udacity/self-driving-car.git</text:a></text:p>
      <text:p text:style-name="P47"><text:s text:c="4"/>. git clone https://github.com/rwightman/udacity-driving-reader.git</text:p>
      <text:p text:style-name="P4"/>
      <text:p text:style-name="P4"><text:span text:style-name="T67">2</text:span>. Download collision data </text:p>
      <text:p text:style-name="P2"><text:s text:c="2"/>- cd rpg_public_dronet</text:p>
      <text:p text:style-name="P4"><text:s text:c="2"/>- cd data </text:p>
      <text:p text:style-name="P24"><text:s text:c="2"/>- <text:span text:style-name="T2">Download rpg.ifi.uzh.ch/data/collision.zip into the directory</text:span></text:p>
      <text:p text:style-name="P22"/>
      <text:p text:style-name="P22"><text:s text:c="2"/><text:span text:style-name="T25">&lt;Docker install&gt;</text:span></text:p>
      <text:p text:style-name="P20"><text:s text:c="2"/>- <text:span text:style-name="T20">Using torrnet, download CH2 datasets into “~/rpg_public_dronet/data/self-driving-car/datasets/CH2”. Only CH2 is going to be used</text:span></text:p>
      <text:p text:style-name="P21"><text:s text:c="2"/>- <text:span text:style-name="T19">refer to “~/rpg_public_dronet/data/udacity-driving-reader/README.md”</text:span></text:p>
      <text:p text:style-name="P81"/>
      <text:p text:style-name="P81">------------------------------------------------------------------------------------------</text:p>
      <text:p text:style-name="P80"><text:s text:c="3"/>- <text:span text:style-name="T81">vi ~/rpg_public_dronet/data/udacity-driving-reader/Dockerfile</text:span></text:p>
      <text:p text:style-name="P80"/>
      <text:p text:style-name="P82"><text:s text:c="2"/>RUN wget https://bootstrap.pypa.io/get-pip.py &amp;&amp; \</text:p>
      <text:p text:style-name="P82"><text:s text:c="6"/>python get-pip.py &amp;&amp; \</text:p>
      <text:p text:style-name="P82"><text:s text:c="6"/>rm get-pip.py </text:p>
      <text:p text:style-name="P82"><text:s text:c="6"/></text:p>
      <text:p text:style-name="P82"><text:s text:c="2"/><text:span text:style-name="T82">RUN <text:s text:c="4"/>pip uninstall -y python-dateutil</text:span></text:p>
      <text:p text:style-name="P82"><text:s text:c="2"/></text:p>
      <text:p text:style-name="P82"><text:s text:c="2"/>RUN <text:s text:c="4"/>pip --no-cache-dir install \</text:p>
      <text:p text:style-name="P82"><text:s text:c="10"/>scipy \</text:p>
      <text:p text:style-name="P82"><text:s text:c="10"/>numpy \</text:p>
      <text:p text:style-name="P82"><text:s text:c="10"/>matplotlib \</text:p>
      <text:p text:style-name="P82"><text:s text:c="10"/><text:span text:style-name="T82">python-dateutil \</text:span></text:p>
      <text:p text:style-name="P82"><text:s text:c="10"/>pandas \</text:p>
      <text:p text:style-name="P82"><text:s text:c="10"/>ipykernel \</text:p>
      <text:p text:style-name="P82"><text:s text:c="10"/>jupyter \</text:p>
      <text:p text:style-name="P82"><text:s text:c="10"/>pyyaml \</text:p>
      <text:p text:style-name="P82"><text:s text:c="6"/>&amp;&amp; \</text:p>
      <text:p text:style-name="P82"><text:s text:c="6"/>python -m ipykernel.kernelspec</text:p>
      <text:p text:style-name="P82"><text:s/>–-------------------------------------------------------------------- </text:p>
      <text:p text:style-name="P11"/>
      <text:p text:style-name="P8"><text:s text:c="2"/>- <text:span text:style-name="T21">install docker and build container</text:span></text:p>
      <text:p text:style-name="P23"><text:s text:c="4"/>.<text:a xlink:type="simple" xlink:href="https://www.digitalocean.com/community/tutorials/how-to-install-and-use-docker-on-ubuntu-16-04" text:style-name="Internet_20_link" text:visited-style-name="Visited_20_Internet_20_Link"><text:span text:style-name="T26">https://www.digitalocean.com/community/tutorials/how-to-install-and-use-docker-on-ubuntu-16-04</text:span></text:a></text:p>
      <text:p text:style-name="P9"><text:s text:c="4"/>. <text:span text:style-name="T27">or sudo apt-get install docker.io</text:span> <text:s text:c="2"/></text:p>
      <text:p text:style-name="P10"><text:s text:c="4"/>. <text:span text:style-name="T22">cd ~/rpg_public_dronet/data/udacity-driving-reader</text:span></text:p>
      <text:p text:style-name="P10"><text:s text:c="4"/>. <text:span text:style-name="T22">sudo ./build.sh</text:span></text:p>
      <text:p text:style-name="P10"/>
      <text:p text:style-name="P97">3. extracting HMB_*.bag files</text:p>
      <text:p text:style-name="P97"/>
      <text:p text:style-name="P25"><text:s text:c="2"/>- <text:span text:style-name="T23">mkdir ~/rpg_public_dronet/data/extracted</text:span></text:p>
      <text:p text:style-name="P25"/>
      <text:p text:style-name="P95"><text:s text:c="2"/>- <text:span text:style-name="T83">mkdir ~/rpg_public_dronet/data/extracted/HMB_{1..6}</text:span></text:p>
      <text:p text:style-name="P95"><text:tab/></text:p>
      <text:p text:style-name="P95"><text:s text:c="2"/>- <text:span text:style-name="T84">make CH2 directory structure to be like below</text:span></text:p>
      <text:p text:style-name="P95"><text:tab/><text:span text:style-name="T84">CH2/</text:span></text:p>
      <text:p text:style-name="P95"><text:tab/> <text:s text:c="2"/><text:span text:style-name="T84">center</text:span></text:p>
      <text:p text:style-name="P95"><text:tab/> <text:s text:c="2"/><text:span text:style-name="T84">HMB_1.bag</text:span></text:p>
      <text:p text:style-name="P95"><text:tab/> <text:s text:c="2"/><text:span text:style-name="T84">final_example.csv</text:span></text:p>
      <text:p text:style-name="P95"><text:tab/></text:p>
      <text:p text:style-name="P25"><text:s text:c="2"/>- <text:span text:style-name="T23">cd ~/rpg_public_dronet/data/udacity-driving-reader</text:span></text:p>
      <text:p text:style-name="P92"><text:s text:c="2"/>- <text:span text:style-name="T24">sudo ./run-bagdump.sh <text:s/>-i ~/rpg_public_dronet/data/self-driving-car/datasets/CH2/ -o ~/rpg_public_dronet/data/extracted/HMB_1/</text:span></text:p>
      <text:p text:style-name="P92"/>
      <text:p text:style-name="P92"><text:soft-page-break/><text:s text:c="2"/>- <text:span text:style-name="T85">repeat this process for each HMB_1..6.bag</text:span></text:p>
      <text:p text:style-name="P92"/>
      <text:p text:style-name="P98"><text:s text:c="2"/>- <text:span text:style-name="T23">mkdir ~/rpg_public_dronet/data/extracted/training</text:span></text:p>
      <text:p text:style-name="P98"><text:s text:c="2"/>- <text:span text:style-name="T23">mkdir ~/rpg_public_dronet/data/extracted/validation</text:span></text:p>
      <text:p text:style-name="P98"><text:s text:c="2"/>- <text:span text:style-name="T23">mkdir ~/rpg_public_dronet/data/extracted/test</text:span></text:p>
      <text:p text:style-name="P98"/>
      <text:p text:style-name="P98"><text:s text:c="2"/>- <text:span text:style-name="T86">move HMB folders for reorganization</text:span></text:p>
      <text:p text:style-name="P98"/>
      <text:p text:style-name="P98"><text:s text:c="2"/></text:p>
      <text:p text:style-name="P93">3. </text:p>
      <text:p text:style-name="P25"/>
      <text:p text:style-name="P25"/>
      <text:p text:style-name="P91"/>
      <text:p text:style-name="P87">&lt;HW<text:span text:style-name="T39">&gt;</text:span></text:p>
      <text:p text:style-name="P14">1. <text:span text:style-name="T18">How to prepare the </text:span>Bebop <text:span text:style-name="T18">Parrot 2</text:span></text:p>
      <text:p text:style-name="P15"><text:s text:c="2"/>. <text:a xlink:type="simple" xlink:href="https://community.parrot.com/t5/Bebop-2-Knowledge-Base/Update-Parrot-Bebop-2-Software/ta-p/72" text:style-name="Internet_20_link" text:visited-style-name="Visited_20_Internet_20_Link"><text:span text:style-name="T17">https://community.parrot.com/t5/Bebop-2-Knowledge-Base/Update-Parrot-Bebop-2-Software/ta-p/72</text:span></text:a></text:p>
      <text:p text:style-name="P15"/>
      <text:p text:style-name="P15"/>
      <text:p text:style-name="P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6T15:32:02.619886862</dc:date>
    <meta:editing-duration>PT20H38M28S</meta:editing-duration>
    <meta:editing-cycles>194</meta:editing-cycles>
    <meta:generator>LibreOffice/5.1.6.2$Linux_X86_64 LibreOffice_project/10m0$Build-2</meta:generator>
    <meta:document-statistic meta:table-count="0" meta:image-count="0" meta:object-count="0" meta:page-count="6" meta:paragraph-count="164" meta:word-count="665" meta:character-count="6318" meta:non-whitespace-character-count="5406"/>
  </office:meta>
</office:document-meta>
</file>